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betsprocessen</text:h>
      <text:p text:style-name="Text_20_body">Processen</text:p>
      <text:p text:style-name="Text_20_body">Dokumentation sker genom hela projektet och innefattar alla.</text:p>
      <text:list xml:id="list2900934503958011977" text:style-name="L3">
        <text:list-item>
          <text:p text:style-name="P3">Idé, planera: syfte, mål funktioner, Lägg upp en tidsplan. Analysera förutsättningar. (kund projektledning, ekonomer)</text:p>
        </text:list-item>
        <text:list-item>
          <text:p text:style-name="P3">Skissa wireframes(Interaktionsdesigner, gränssnittsutvecklare, projektledning)</text:p>
        </text:list-item>
        <text:list-item>
          <text:p text:style-name="P3">Färger, typsnitt.(Gränsnittsutvecklare, bildspecialister, kund)</text:p>
        </text:list-item>
        <text:list-item>
          <text:p text:style-name="P3">Mockup(Interaktionsdesigner, gränsnittsutvecklare bildspecialister)</text:p>
        </text:list-item>
        <text:list-item>
          <text:p text:style-name="P3">Kodning(Webbserverprogrammerare, databasutvecklare, teknisk administration)</text:p>
        </text:list-item>
        <text:list-item>
          <text:p text:style-name="P3">Prototyp, testning( Webbserverprogrammerare, databasutvecklare, teknisk administration, gränsnittsutvecklare, interaktionsdesigner, kund)</text:p>
        </text:list-item>
        <text:list-item>
          <text:p text:style-name="P3">Alpha → Release(alla)</text:p>
        </text:list-item>
        <text:list-item>
          <text:p text:style-name="P3">Uppföljning &amp; utvärdering(alla)</text:p>
        </text:list-item>
      </text:list>
      <text:p text:style-name="Text_20_body"/>
      <text:list xml:id="list2637522883910288155" text:style-name="L2">
        <text:list-item>
          <text:p text:style-name="P2">Grafisk designer</text:p>
        </text:list-item>
        <text:list-item>
          <text:p text:style-name="P2">ekonomer</text:p>
        </text:list-item>
        <text:list-item>
          <text:p text:style-name="P2">Jurister</text:p>
        </text:list-item>
        <text:list-item>
          <text:p text:style-name="P2">Copywriter</text:p>
        </text:list-item>
        <text:list-item>
          <text:p text:style-name="P2">gränsnittsutvecklare</text:p>
        </text:list-item>
        <text:list-item>
          <text:p text:style-name="P2">Interaktionsdesigner</text:p>
        </text:list-item>
        <text:list-item>
          <text:p text:style-name="P2">webbserverprogrammerare</text:p>
        </text:list-item>
        <text:list-item>
          <text:p text:style-name="P2">Databasutvecklare</text:p>
        </text:list-item>
        <text:list-item>
          <text:p text:style-name="P2">Teknisk administration</text:p>
        </text:list-item>
        <text:list-item>
          <text:p text:style-name="P1"><text:bookmark text:name="docs-internal-guid-aa93fc10-81fa-ce30-bf55-405da56396fe"/><text:span text:style-name="T1">Bild-, ljud och videospecialister</text:span> </text:p>
        </text:list-item>
        <text:list-item>
          <text:p text:style-name="P2">Projektledn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Westberg</meta:initial-creator>
    <meta:creation-date>2014-06-09T20:39:07.51</meta:creation-date>
    <meta:document-statistic meta:table-count="0" meta:image-count="0" meta:object-count="0" meta:page-count="1" meta:paragraph-count="22" meta:word-count="89" meta:character-count="892"/>
    <dc:date>2014-06-09T20:54:24.92</dc:date>
    <dc:creator>Jacob Westberg</dc:creator>
    <meta:editing-duration>PT15M20S</meta:editing-duration>
    <meta:editing-cycles>1</meta:editing-cycles>
    <meta:generator>OpenOffice/4.0.0$Win32 OpenOffice.org_project/400m3$Build-9702</meta:generator>
  </office:meta>
</office:document-meta>
</file>